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10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30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06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02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04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4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00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4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4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04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01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41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33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43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33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1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.1cm" fo:min-width="0.6cm"/>
    </style:style>
    <style:style style:name="gr22" style:family="graphic" style:parent-style-name="objectwithoutfill">
      <style:graphic-properties draw:stroke="dash" draw:stroke-dash="Fine_20_Dashe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2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draw:textarea-horizontal-align="justify" draw:textarea-vertical-align="middle" draw:auto-grow-height="false" fo:min-height="0.05cm" fo:min-width="0.5cm"/>
    </style:style>
    <style:style style:name="gr26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draw:fill="none" draw:textarea-vertical-align="middle" draw:auto-grow-height="false" fo:min-height="7.07cm" fo:min-width="4.673cm"/>
    </style:style>
    <style:style style:name="gr28" style:family="graphic" style:parent-style-name="objectwithoutfill">
      <style:graphic-properties svg:stroke-width="0.035cm" draw:marker-start="Square_20_45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fill="none" draw:textarea-vertical-align="middle" draw:auto-grow-height="false" fo:min-height="4.142cm" fo:min-width="6.41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2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248cm"/>
    </style:style>
    <style:style style:name="gr32" style:family="graphic" style:parent-style-name="standard">
      <style:graphic-properties draw:textarea-horizontal-align="justify" draw:textarea-vertical-align="middle" draw:auto-grow-height="false" fo:min-height="0.05cm" fo:min-width="1.45cm"/>
    </style:style>
    <style:style style:name="gr33" style:family="graphic" style:parent-style-name="standard">
      <style:graphic-properties draw:textarea-horizontal-align="justify" draw:textarea-vertical-align="middle" draw:auto-grow-height="false" fo:min-height="0.05cm" fo:min-width="1.4cm"/>
    </style:style>
    <style:style style:name="gr34" style:family="graphic" style:parent-style-name="standard">
      <style:graphic-properties draw:fill="none" draw:textarea-vertical-align="middle" draw:auto-grow-height="false" fo:min-height="3.34cm" fo:min-width="4.00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2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8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88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462cm"/>
    </style:style>
    <style:style style:name="gr39" style:family="graphic" style:parent-style-name="objectwithoutfill">
      <style:graphic-properties draw:stroke="dash" draw:stroke-dash="Fine_20_Dashed" svg:stroke-width="0.018cm" svg:stroke-color="#a9a9a9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0" style:family="graphic" style:parent-style-name="objectwithoutfill">
      <style:graphic-properties draw:stroke="dash" draw:stroke-dash="Fine_20_Dashed" svg:stroke-color="#a9a9a9" draw:fill="none" draw:textarea-vertical-align="middle"/>
    </style:style>
    <style:style style:name="gr41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1.45cm" fo:min-width="4.75cm" fo:padding-top="0.142cm" fo:padding-bottom="0.142cm" fo:padding-left="0.267cm" fo:padding-right="0.267cm"/>
    </style:style>
    <style:style style:name="gr4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55cm" fo:min-width="5.25cm" fo:padding-top="0.142cm" fo:padding-bottom="0.142cm" fo:padding-left="0.267cm" fo:padding-right="0.267cm"/>
    </style:style>
    <style:style style:name="gr43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1cm" fo:min-width="1.15cm" fo:padding-top="0.142cm" fo:padding-bottom="0.142cm" fo:padding-left="0.267cm" fo:padding-right="0.267cm"/>
    </style:style>
    <style:style style:name="gr44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357cm" fo:min-width="1.691cm"/>
    </style:style>
    <style:style style:name="gr45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357cm" fo:min-width="1.78cm"/>
    </style:style>
    <style:style style:name="gr46" style:family="graphic" style:parent-style-name="objectwithoutfill">
      <style:graphic-properties draw:stroke="dash" draw:stroke-dash="Fine_20_Dashe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7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357cm" fo:min-width="2.174cm"/>
    </style:style>
    <style:style style:name="gr48" style:family="graphic" style:parent-style-name="standard">
      <style:graphic-properties draw:fill="none" draw:textarea-vertical-align="middle" draw:auto-grow-height="false" fo:min-height="0.896cm" fo:min-width="0cm"/>
    </style:style>
    <style:style style:name="gr49" style:family="graphic" style:parent-style-name="standard">
      <style:graphic-properties draw:fill="none" draw:textarea-vertical-align="middle" draw:auto-grow-height="false" fo:min-height="2.776cm" fo:min-width="0cm"/>
    </style:style>
    <style:style style:name="gr50" style:family="graphic" style:parent-style-name="standard">
      <style:graphic-properties draw:fill="none" draw:textarea-vertical-align="middle" draw:auto-grow-height="false" fo:min-height="0.482cm" fo:min-width="0cm"/>
    </style:style>
    <style:style style:name="P1" style:family="paragraph">
      <loext:graphic-properties draw:fill="none" draw:fill-color="#ffffff"/>
      <style:text-properties fo:font-size="11pt" style:font-size-asian="9pt" style:font-size-complex="9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1pt" style:font-size-asian="8pt" style:font-size-complex="8pt"/>
    </style:style>
    <style:style style:name="P5" style:family="paragraph">
      <loext:graphic-properties draw:fill="none"/>
      <style:paragraph-properties fo:text-align="center"/>
      <style:text-properties fo:font-size="11pt"/>
    </style:style>
    <style:style style:name="P6" style:family="paragraph">
      <style:paragraph-properties fo:text-align="center"/>
      <style:text-properties fo:font-size="11pt"/>
    </style:style>
    <style:style style:name="P7" style:family="paragraph">
      <loext:graphic-properties draw:fill="none"/>
      <style:paragraph-properties fo:text-align="center"/>
      <style:text-properties fo:font-size="11pt" style:font-size-asian="10pt" style:font-size-complex="10pt"/>
    </style:style>
    <style:style style:name="P8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fo:text-align="center"/>
      <style:text-properties fo:font-size="8pt" style:font-size-asian="8pt" style:font-size-complex="8pt"/>
    </style:style>
    <style:style style:name="P11" style:family="paragraph">
      <loext:graphic-properties draw:fill="none" draw:fill-color="#ffffff"/>
      <style:text-properties fo:font-size="9pt" style:font-size-asian="9pt" style:font-size-complex="9pt"/>
    </style:style>
    <style:style style:name="P12" style:family="paragraph">
      <loext:graphic-properties draw:fill="none" draw:fill-color="#ffffff"/>
      <style:text-properties fo:font-size="9pt"/>
    </style:style>
    <style:style style:name="P13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4" style:family="paragraph">
      <loext:graphic-properties draw:fill="none"/>
      <style:paragraph-properties fo:text-align="center"/>
      <style:text-properties fo:font-size="11pt" style:font-size-asian="6pt" style:font-size-complex="6pt"/>
    </style:style>
    <style:style style:name="P15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11pt" style:font-size-asian="9pt" style:font-size-complex="9pt"/>
    </style:style>
    <style:style style:name="T2" style:family="text">
      <style:text-properties fo:font-size="11pt" style:font-size-asian="8pt" style:font-size-complex="8pt"/>
    </style:style>
    <style:style style:name="T3" style:family="text">
      <style:text-properties fo:font-size="11pt" style:font-size-asian="10pt" style:font-size-complex="10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/>
    </style:style>
    <style:style style:name="T8" style:family="text">
      <style:text-properties fo:font-size="11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606cm" svg:height="0.683cm" svg:x="0.452cm" svg:y="1.05cm">
          <draw:text-box>
            <text:p><text:span text:style-name="T1">ViolinsScale</text:span></text:p>
          </draw:text-box>
        </draw:frame>
        <draw:frame draw:style-name="gr2" draw:text-style-name="P1" draw:layer="layout" svg:width="2.805cm" svg:height="0.683cm" svg:x="8.802cm" svg:y="10.9cm">
          <draw:text-box>
            <text:p><text:span text:style-name="T1">ViolinsChrom</text:span></text:p>
          </draw:text-box>
        </draw:frame>
        <draw:frame draw:style-name="gr3" draw:text-style-name="P1" draw:layer="layout" svg:width="2.564cm" svg:height="0.683cm" svg:x="19.6cm" svg:y="4.443cm">
          <draw:text-box>
            <text:p><text:span text:style-name="T1">ViolinsTonal</text:span></text:p>
          </draw:text-box>
        </draw:frame>
        <draw:frame draw:style-name="gr4" draw:text-style-name="P1" draw:layer="layout" svg:width="2.521cm" svg:height="0.683cm" svg:x="0.4cm" svg:y="1.6cm">
          <draw:text-box>
            <text:p><text:span text:style-name="T1">ViolasScale</text:span></text:p>
          </draw:text-box>
        </draw:frame>
        <draw:frame draw:style-name="gr5" draw:text-style-name="P1" draw:layer="layout" svg:width="2.72cm" svg:height="0.683cm" svg:x="8.8cm" svg:y="11.35cm">
          <draw:text-box>
            <text:p><text:span text:style-name="T1">ViolasChrom</text:span></text:p>
          </draw:text-box>
        </draw:frame>
        <draw:frame draw:style-name="gr6" draw:text-style-name="P1" draw:layer="layout" svg:width="2.547cm" svg:height="0.683cm" svg:x="0.4cm" svg:y="2.05cm">
          <draw:text-box>
            <text:p><text:span text:style-name="T1">CellosScale</text:span></text:p>
          </draw:text-box>
        </draw:frame>
        <draw:frame draw:style-name="gr7" draw:text-style-name="P1" draw:layer="layout" svg:width="2.746cm" svg:height="0.683cm" svg:x="8.8cm" svg:y="11.85cm">
          <draw:text-box>
            <text:p><text:span text:style-name="T1">CellosChrom</text:span></text:p>
          </draw:text-box>
        </draw:frame>
        <draw:frame draw:style-name="gr8" draw:text-style-name="P1" draw:layer="layout" svg:width="2.504cm" svg:height="0.683cm" svg:x="19.6cm" svg:y="3.943cm">
          <draw:text-box>
            <text:p><text:span text:style-name="T1">CellosTonal</text:span></text:p>
          </draw:text-box>
        </draw:frame>
        <draw:frame draw:style-name="gr9" draw:text-style-name="P1" draw:layer="layout" svg:width="2.246cm" svg:height="0.683cm" svg:x="0.463cm" svg:y="2.55cm">
          <draw:text-box>
            <text:p><text:span text:style-name="T1">CTBScale</text:span></text:p>
          </draw:text-box>
        </draw:frame>
        <draw:frame draw:style-name="gr10" draw:text-style-name="P1" draw:layer="layout" svg:width="2.445cm" svg:height="0.683cm" svg:x="8.8cm" svg:y="12.4cm">
          <draw:text-box>
            <text:p><text:span text:style-name="T1">CTBChrom</text:span></text:p>
          </draw:text-box>
        </draw:frame>
        <draw:frame draw:style-name="gr11" draw:text-style-name="P1" draw:layer="layout" svg:width="2.204cm" svg:height="0.683cm" svg:x="19.6cm" svg:y="4.893cm">
          <draw:text-box>
            <text:p><text:span text:style-name="T1">CTBTonal</text:span></text:p>
          </draw:text-box>
        </draw:frame>
        <draw:line draw:style-name="gr12" draw:text-style-name="P2" draw:layer="layout" svg:x1="5.2cm" svg:y1="1.2cm" svg:x2="5.15cm" svg:y2="9.65cm">
          <text:p/>
        </draw:line>
        <draw:line draw:style-name="gr13" draw:text-style-name="P4" draw:layer="layout" svg:x1="5.15cm" svg:y1="2.45cm" svg:x2="6.7cm" svg:y2="2.45cm">
          <text:p text:style-name="P3"><text:span text:style-name="T2">5</text:span></text:p>
        </draw:line>
        <draw:line draw:style-name="gr12" draw:text-style-name="P5" draw:layer="layout" svg:x1="6.75cm" svg:y1="1.15cm" svg:x2="6.7cm" svg:y2="5.8cm">
          <text:p/>
        </draw:line>
        <draw:frame draw:style-name="gr14" draw:text-style-name="P1" draw:layer="layout" svg:width="4.515cm" svg:height="0.683cm" svg:x="0.4cm" svg:y="3.494cm">
          <draw:text-box>
            <text:p><text:span text:style-name="T1">TrumpetsScaleTank (4)</text:span></text:p>
          </draw:text-box>
        </draw:frame>
        <draw:frame draw:style-name="gr15" draw:text-style-name="P1" draw:layer="layout" svg:width="3.918cm" svg:height="0.683cm" svg:x="0.401cm" svg:y="3.895cm">
          <draw:text-box>
            <text:p><text:span text:style-name="T1">HornsScaleTank (7)</text:span></text:p>
          </draw:text-box>
        </draw:frame>
        <draw:frame draw:style-name="gr16" draw:text-style-name="P1" draw:layer="layout" svg:width="4.837cm" svg:height="0.683cm" svg:x="0.401cm" svg:y="4.396cm">
          <draw:text-box>
            <text:p><text:span text:style-name="T1">TrombonesScaleTank (7)</text:span></text:p>
          </draw:text-box>
        </draw:frame>
        <draw:frame draw:style-name="gr17" draw:text-style-name="P1" draw:layer="layout" svg:width="3.939cm" svg:height="0.683cm" svg:x="0.401cm" svg:y="4.897cm">
          <draw:text-box>
            <text:p><text:span text:style-name="T1">FlutesScaleTank (5)</text:span></text:p>
          </draw:text-box>
        </draw:frame>
        <draw:frame draw:style-name="gr18" draw:text-style-name="P1" draw:layer="layout" svg:width="3.834cm" svg:height="0.683cm" svg:x="0.401cm" svg:y="5.398cm">
          <draw:text-box>
            <text:p><text:span text:style-name="T1">OboeScaleTank (5)</text:span></text:p>
          </draw:text-box>
        </draw:frame>
        <draw:frame draw:style-name="gr19" draw:text-style-name="P1" draw:layer="layout" svg:width="4.63cm" svg:height="0.683cm" svg:x="0.401cm" svg:y="5.899cm">
          <draw:text-box>
            <text:p><text:span text:style-name="T1">ClarinettesScaleTank(5)</text:span></text:p>
          </draw:text-box>
        </draw:frame>
        <draw:frame draw:style-name="gr20" draw:text-style-name="P1" draw:layer="layout" svg:width="4.049cm" svg:height="1.115cm" svg:x="0.401cm" svg:y="6.4cm">
          <draw:text-box>
            <text:p><text:span text:style-name="T1">PianoScaleTank(6)</text:span></text:p>
          </draw:text-box>
        </draw:frame>
        <draw:custom-shape draw:style-name="gr21" draw:text-style-name="P6" draw:layer="layout" svg:width="1.1cm" svg:height="0.35cm" svg:x="6.7cm" svg:y="3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1.1cm" svg:height="0.35cm" svg:x="6.7cm" svg:y="4.0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1.1cm" svg:height="0.35cm" svg:x="6.7cm" svg:y="4.5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1.1cm" svg:height="0.35cm" svg:x="7.8cm" svg:y="5.0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1.1cm" svg:height="0.35cm" svg:x="7.8cm" svg:y="5.5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1.1cm" svg:height="0.35cm" svg:x="7.8cm" svg:y="6.05cm">
          <text:p/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9.75cm" svg:y1="1.2cm" svg:x2="9.75cm" svg:y2="9.55cm">
          <text:p/>
        </draw:line>
        <draw:line draw:style-name="gr22" draw:text-style-name="P7" draw:layer="layout" svg:x1="7.8cm" svg:y1="7.3cm" svg:x2="9.8cm" svg:y2="7.3cm">
          <text:p text:style-name="P3"><text:span text:style-name="T3">10</text:span></text:p>
        </draw:line>
        <draw:frame draw:style-name="gr23" draw:text-style-name="P1" draw:layer="layout" svg:width="2.379cm" svg:height="0.963cm" svg:x="0.421cm" svg:y="7.001cm">
          <draw:text-box>
            <text:p><text:span text:style-name="T1">TickScale</text:span></text:p>
          </draw:text-box>
        </draw:frame>
        <draw:line draw:style-name="gr12" draw:text-style-name="P5" draw:layer="layout" svg:x1="7.75cm" svg:y1="3.15cm" svg:x2="7.75cm" svg:y2="7.55cm">
          <text:p/>
        </draw:line>
        <draw:line draw:style-name="gr24" draw:text-style-name="P5" draw:layer="layout" svg:x1="6.75cm" svg:y1="1.4cm" svg:x2="9.8cm" svg:y2="1.4cm">
          <text:p/>
        </draw:line>
        <draw:line draw:style-name="gr24" draw:text-style-name="P5" draw:layer="layout" svg:x1="6.7cm" svg:y1="1.9cm" svg:x2="9.8cm" svg:y2="1.9cm">
          <text:p/>
        </draw:line>
        <draw:line draw:style-name="gr24" draw:text-style-name="P5" draw:layer="layout" svg:x1="6.75cm" svg:y1="2.9cm" svg:x2="9.8cm" svg:y2="2.9cm">
          <text:p/>
        </draw:line>
        <draw:custom-shape draw:style-name="gr25" draw:text-style-name="P6" draw:layer="layout" svg:width="1cm" svg:height="0.3cm" svg:x="8.8cm" svg:y="6.6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7.9cm" svg:y1="5.25cm" svg:x2="8.8cm" svg:y2="5.25cm">
          <text:p/>
        </draw:line>
        <draw:line draw:style-name="gr26" draw:text-style-name="P5" draw:layer="layout" svg:x1="6.75cm" svg:y1="3.8cm" svg:x2="7.85cm" svg:y2="3.8cm">
          <text:p/>
        </draw:line>
        <draw:line draw:style-name="gr12" draw:text-style-name="P2" draw:layer="layout" svg:x1="13.1cm" svg:y1="8.85cm" svg:x2="13.1cm" svg:y2="17.3cm">
          <text:p/>
        </draw:line>
        <draw:custom-shape draw:style-name="gr27" draw:text-style-name="P2" draw:layer="layout" svg:width="6.65cm" svg:height="7.75cm" svg:x="4.5cm" svg:y="1.25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Scale Session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line draw:style-name="gr28" draw:text-style-name="P4" draw:layer="layout" svg:x1="14.05cm" svg:y1="12.65cm" svg:x2="15.3cm" svg:y2="12.65cm">
          <text:p text:style-name="P3"><text:span text:style-name="T2">3</text:span></text:p>
        </draw:line>
        <draw:line draw:style-name="gr12" draw:text-style-name="P2" draw:layer="layout" svg:x1="16.6cm" svg:y1="8.85cm" svg:x2="16.6cm" svg:y2="17.3cm">
          <text:p/>
        </draw:line>
        <draw:line draw:style-name="gr24" draw:text-style-name="P5" draw:layer="layout" svg:x1="16.55cm" svg:y1="11.7cm" svg:x2="19.6cm" svg:y2="11.7cm">
          <text:p/>
        </draw:line>
        <draw:line draw:style-name="gr24" draw:text-style-name="P5" draw:layer="layout" svg:x1="16.55cm" svg:y1="12.2cm" svg:x2="19.6cm" svg:y2="12.2cm">
          <text:p/>
        </draw:line>
        <draw:line draw:style-name="gr24" draw:text-style-name="P5" draw:layer="layout" svg:x1="16.55cm" svg:y1="12.65cm" svg:x2="19.6cm" svg:y2="12.65cm">
          <text:p/>
        </draw:line>
        <draw:line draw:style-name="gr28" draw:text-style-name="P7" draw:layer="layout" svg:x1="16.6cm" svg:y1="11.3cm" svg:x2="19.6cm" svg:y2="11.3cm">
          <text:p text:style-name="P3"><text:span text:style-name="T3">10</text:span></text:p>
        </draw:line>
        <draw:line draw:style-name="gr12" draw:text-style-name="P2" draw:layer="layout" svg:x1="19.6cm" svg:y1="8.85cm" svg:x2="19.6cm" svg:y2="17.3cm">
          <text:p/>
        </draw:line>
        <draw:frame draw:style-name="gr20" draw:text-style-name="P1" draw:layer="layout" svg:width="4.549cm" svg:height="1.115cm" svg:x="8.801cm" svg:y="12.895cm">
          <draw:text-box>
            <text:p><text:span text:style-name="T1">PercussionTank(9)</text:span></text:p>
          </draw:text-box>
        </draw:frame>
        <draw:custom-shape draw:style-name="gr29" draw:text-style-name="P2" draw:layer="layout" svg:width="7.95cm" svg:height="4.65cm" svg:x="12.55cm" svg:y="10.7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Chromatic</text:p>
          <text:p text:style-name="P3"><text:s/>Session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line draw:style-name="gr12" draw:text-style-name="P5" draw:layer="layout" svg:x1="23.9cm" svg:y1="2.45cm" svg:x2="23.9cm" svg:y2="9.65cm">
          <text:p/>
        </draw:line>
        <draw:line draw:style-name="gr13" draw:text-style-name="P4" draw:layer="layout" svg:x1="23.85cm" svg:y1="4.75cm" svg:x2="25.4cm" svg:y2="4.75cm">
          <text:p text:style-name="P3"><text:span text:style-name="T2">5</text:span></text:p>
        </draw:line>
        <draw:line draw:style-name="gr12" draw:text-style-name="P2" draw:layer="layout" svg:x1="25.4cm" svg:y1="2.45cm" svg:x2="25.4cm" svg:y2="9.65cm">
          <text:p/>
        </draw:line>
        <draw:line draw:style-name="gr24" draw:text-style-name="P5" draw:layer="layout" svg:x1="25.35cm" svg:y1="5.2cm" svg:x2="27.35cm" svg:y2="5.2cm">
          <text:p/>
        </draw:line>
        <draw:frame draw:style-name="gr30" draw:text-style-name="P1" draw:layer="layout" svg:width="5.079cm" svg:height="0.852cm" svg:x="19.671cm" svg:y="6.4cm">
          <draw:text-box>
            <text:p><text:span text:style-name="T1">TrumpetsTonalTank(3)</text:span></text:p>
          </draw:text-box>
        </draw:frame>
        <draw:frame draw:style-name="gr31" draw:text-style-name="P1" draw:layer="layout" svg:width="3.748cm" svg:height="0.683cm" svg:x="19.702cm" svg:y="6.902cm">
          <draw:text-box>
            <text:p><text:span text:style-name="T1">KineticTank(3)</text:span></text:p>
          </draw:text-box>
        </draw:frame>
        <draw:custom-shape draw:style-name="gr32" draw:text-style-name="P3" draw:layer="layout" svg:width="1.95cm" svg:height="0.3cm" svg:x="25.45cm" svg:y="6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9cm" svg:height="0.3cm" svg:x="25.45cm" svg:y="7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25.45cm" svg:y1="4.75cm" svg:x2="27.45cm" svg:y2="4.75cm">
          <text:p text:style-name="P3"><text:span text:style-name="T2">10</text:span></text:p>
        </draw:line>
        <draw:line draw:style-name="gr12" draw:text-style-name="P2" draw:layer="layout" svg:x1="27.4cm" svg:y1="2.45cm" svg:x2="27.4cm" svg:y2="9.65cm">
          <text:p/>
        </draw:line>
        <draw:line draw:style-name="gr13" draw:text-style-name="P4" draw:layer="layout" svg:x1="25.45cm" svg:y1="4.25cm" svg:x2="27.45cm" svg:y2="4.25cm">
          <text:p text:style-name="P3"><text:span text:style-name="T2">10</text:span></text:p>
        </draw:line>
        <draw:custom-shape draw:style-name="gr34" draw:text-style-name="P2" draw:layer="layout" svg:width="5.352cm" svg:height="3.8cm" svg:x="23.4cm" svg:y="3.95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Tonal</text:p>
          <text:p text:style-name="P3"><text:s/>Session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35" draw:text-style-name="P1" draw:layer="layout" svg:width="2.729cm" svg:height="0.683cm" svg:x="8.802cm" svg:y="13.403cm">
          <draw:text-box>
            <text:p><text:span text:style-name="T1">FlutesChrom</text:span></text:p>
          </draw:text-box>
        </draw:frame>
        <draw:frame draw:style-name="gr36" draw:text-style-name="P1" draw:layer="layout" svg:width="2.487cm" svg:height="0.683cm" svg:x="19.603cm" svg:y="5.404cm">
          <draw:text-box>
            <text:p><text:span text:style-name="T1">FlutesTonal</text:span></text:p>
          </draw:text-box>
        </draw:frame>
        <draw:frame draw:style-name="gr37" draw:text-style-name="P1" draw:layer="layout" svg:width="2.382cm" svg:height="0.683cm" svg:x="19.66cm" svg:y="5.843cm">
          <draw:text-box>
            <text:p><text:span text:style-name="T1">OboeTonal</text:span></text:p>
          </draw:text-box>
        </draw:frame>
        <draw:frame draw:style-name="gr38" draw:text-style-name="P1" draw:layer="layout" svg:width="2.962cm" svg:height="0.683cm" svg:x="0.461cm" svg:y="3.044cm">
          <draw:text-box>
            <text:p><text:span text:style-name="T1">BassonsScale</text:span></text:p>
          </draw:text-box>
        </draw:frame>
        <draw:frame draw:style-name="gr20" draw:text-style-name="P1" draw:layer="layout" svg:width="3.182cm" svg:height="1.115cm" svg:x="8.768cm" svg:y="13.935cm">
          <draw:text-box>
            <text:p><text:span text:style-name="T1">BassonsChrom</text:span></text:p>
          </draw:text-box>
        </draw:frame>
        <draw:line draw:style-name="gr39" draw:text-style-name="P2" draw:layer="layout" svg:x1="0.05cm" svg:y1="1.05cm" svg:x2="29.55cm" svg:y2="1.05cm">
          <text:p/>
        </draw:line>
        <draw:line draw:style-name="gr40" draw:text-style-name="P2" draw:layer="layout" svg:x1="0.05cm" svg:y1="1.55cm" svg:x2="29.55cm" svg:y2="1.55cm">
          <text:p/>
        </draw:line>
        <draw:line draw:style-name="gr40" draw:text-style-name="P2" draw:layer="layout" svg:x1="0.05cm" svg:y1="2.05cm" svg:x2="29.55cm" svg:y2="2.05cm">
          <text:p/>
        </draw:line>
        <draw:line draw:style-name="gr40" draw:text-style-name="P2" draw:layer="layout" svg:x1="0.05cm" svg:y1="2.55cm" svg:x2="29.55cm" svg:y2="2.55cm">
          <text:p/>
        </draw:line>
        <draw:line draw:style-name="gr40" draw:text-style-name="P2" draw:layer="layout" svg:x1="0.05cm" svg:y1="3.05cm" svg:x2="29.55cm" svg:y2="3.05cm">
          <text:p/>
        </draw:line>
        <draw:line draw:style-name="gr40" draw:text-style-name="P2" draw:layer="layout" svg:x1="0.05cm" svg:y1="3.55cm" svg:x2="29.55cm" svg:y2="3.55cm">
          <text:p/>
        </draw:line>
        <draw:line draw:style-name="gr40" draw:text-style-name="P2" draw:layer="layout" svg:x1="0.05cm" svg:y1="4.05cm" svg:x2="29.55cm" svg:y2="4.05cm">
          <text:p/>
        </draw:line>
        <draw:line draw:style-name="gr40" draw:text-style-name="P2" draw:layer="layout" svg:x1="0.05cm" svg:y1="4.55cm" svg:x2="29.55cm" svg:y2="4.55cm">
          <text:p/>
        </draw:line>
        <draw:line draw:style-name="gr40" draw:text-style-name="P2" draw:layer="layout" svg:x1="0.05cm" svg:y1="5cm" svg:x2="29.55cm" svg:y2="5cm">
          <text:p/>
        </draw:line>
        <draw:line draw:style-name="gr40" draw:text-style-name="P2" draw:layer="layout" svg:x1="0.05cm" svg:y1="5.5cm" svg:x2="29.55cm" svg:y2="5.5cm">
          <text:p/>
        </draw:line>
        <draw:line draw:style-name="gr40" draw:text-style-name="P2" draw:layer="layout" svg:x1="0.05cm" svg:y1="6cm" svg:x2="29.55cm" svg:y2="6cm">
          <text:p/>
        </draw:line>
        <draw:line draw:style-name="gr40" draw:text-style-name="P2" draw:layer="layout" svg:x1="0.05cm" svg:y1="6.5cm" svg:x2="29.55cm" svg:y2="6.5cm">
          <text:p/>
        </draw:line>
        <draw:line draw:style-name="gr40" draw:text-style-name="P2" draw:layer="layout" svg:x1="0.25cm" svg:y1="7cm" svg:x2="29.75cm" svg:y2="7cm">
          <text:p/>
        </draw:line>
        <draw:line draw:style-name="gr40" draw:text-style-name="P2" draw:layer="layout" svg:x1="0.05cm" svg:y1="7.5cm" svg:x2="29.55cm" svg:y2="7.5cm">
          <text:p/>
        </draw:line>
        <draw:line draw:style-name="gr40" draw:text-style-name="P2" draw:layer="layout" svg:x1="0.05cm" svg:y1="8cm" svg:x2="29.55cm" svg:y2="8cm">
          <text:p/>
        </draw:line>
        <draw:line draw:style-name="gr40" draw:text-style-name="P2" draw:layer="layout" svg:x1="0.05cm" svg:y1="8.5cm" svg:x2="29.55cm" svg:y2="8.5cm">
          <text:p/>
        </draw:line>
        <draw:line draw:style-name="gr40" draw:text-style-name="P2" draw:layer="layout" svg:x1="0.05cm" svg:y1="9cm" svg:x2="29.55cm" svg:y2="9cm">
          <text:p/>
        </draw:line>
        <draw:line draw:style-name="gr40" draw:text-style-name="P2" draw:layer="layout" svg:x1="0.05cm" svg:y1="9cm" svg:x2="29.55cm" svg:y2="9cm">
          <text:p/>
        </draw:line>
        <draw:line draw:style-name="gr39" draw:text-style-name="P2" draw:layer="layout" svg:x1="0.167cm" svg:y1="9.487cm" svg:x2="29.667cm" svg:y2="9.487cm">
          <text:p/>
        </draw:line>
        <draw:line draw:style-name="gr40" draw:text-style-name="P2" draw:layer="layout" svg:x1="0.167cm" svg:y1="9.987cm" svg:x2="29.667cm" svg:y2="9.987cm">
          <text:p/>
        </draw:line>
        <draw:line draw:style-name="gr40" draw:text-style-name="P2" draw:layer="layout" svg:x1="0.167cm" svg:y1="10.487cm" svg:x2="29.667cm" svg:y2="10.487cm">
          <text:p/>
        </draw:line>
        <draw:line draw:style-name="gr40" draw:text-style-name="P2" draw:layer="layout" svg:x1="0.167cm" svg:y1="10.987cm" svg:x2="29.667cm" svg:y2="10.987cm">
          <text:p/>
        </draw:line>
        <draw:line draw:style-name="gr40" draw:text-style-name="P2" draw:layer="layout" svg:x1="-0.1cm" svg:y1="11.5cm" svg:x2="29.4cm" svg:y2="11.5cm">
          <text:p/>
        </draw:line>
        <draw:line draw:style-name="gr40" draw:text-style-name="P2" draw:layer="layout" svg:x1="0.167cm" svg:y1="11.987cm" svg:x2="29.667cm" svg:y2="11.987cm">
          <text:p/>
        </draw:line>
        <draw:line draw:style-name="gr40" draw:text-style-name="P2" draw:layer="layout" svg:x1="0.167cm" svg:y1="12.487cm" svg:x2="29.667cm" svg:y2="12.487cm">
          <text:p/>
        </draw:line>
        <draw:line draw:style-name="gr40" draw:text-style-name="P2" draw:layer="layout" svg:x1="0.167cm" svg:y1="12.987cm" svg:x2="29.667cm" svg:y2="12.987cm">
          <text:p/>
        </draw:line>
        <draw:line draw:style-name="gr40" draw:text-style-name="P2" draw:layer="layout" svg:x1="0.167cm" svg:y1="13.987cm" svg:x2="29.667cm" svg:y2="13.987cm">
          <text:p/>
        </draw:line>
        <draw:line draw:style-name="gr40" draw:text-style-name="P2" draw:layer="layout" svg:x1="0.167cm" svg:y1="14.487cm" svg:x2="29.667cm" svg:y2="14.487cm">
          <text:p/>
        </draw:line>
        <draw:line draw:style-name="gr40" draw:text-style-name="P2" draw:layer="layout" svg:x1="0.167cm" svg:y1="14.987cm" svg:x2="29.667cm" svg:y2="14.987cm">
          <text:p/>
        </draw:line>
        <draw:line draw:style-name="gr40" draw:text-style-name="P2" draw:layer="layout" svg:x1="0.167cm" svg:y1="15.487cm" svg:x2="29.667cm" svg:y2="15.487cm">
          <text:p/>
        </draw:line>
        <draw:line draw:style-name="gr40" draw:text-style-name="P2" draw:layer="layout" svg:x1="0.167cm" svg:y1="15.987cm" svg:x2="29.667cm" svg:y2="15.987cm">
          <text:p/>
        </draw:line>
        <draw:line draw:style-name="gr40" draw:text-style-name="P2" draw:layer="layout" svg:x1="0.05cm" svg:y1="16.45cm" svg:x2="29.55cm" svg:y2="16.45cm">
          <text:p/>
        </draw:line>
        <draw:line draw:style-name="gr40" draw:text-style-name="P2" draw:layer="layout" svg:x1="0.2cm" svg:y1="17cm" svg:x2="29.7cm" svg:y2="17cm">
          <text:p/>
        </draw:line>
        <draw:line draw:style-name="gr40" draw:text-style-name="P2" draw:layer="layout" svg:x1="0.2cm" svg:y1="17.5cm" svg:x2="29.7cm" svg:y2="17.5cm">
          <text:p/>
        </draw:line>
        <draw:custom-shape draw:style-name="gr25" draw:text-style-name="P6" draw:layer="layout" svg:width="1cm" svg:height="0.3cm" svg:x="13.15cm" svg:y="13.1cm">
          <text:p/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15.3cm" svg:y1="8.85cm" svg:x2="15.3cm" svg:y2="17.3cm">
          <text:p/>
        </draw:line>
        <draw:line draw:style-name="gr26" draw:text-style-name="P5" draw:layer="layout" svg:x1="13.2cm" svg:y1="13.25cm" svg:x2="14.1cm" svg:y2="13.25cm">
          <text:p/>
        </draw:line>
        <draw:line draw:style-name="gr26" draw:text-style-name="P5" draw:layer="layout" svg:x1="8.9cm" svg:y1="6.75cm" svg:x2="9.8cm" svg:y2="6.75cm">
          <text:p/>
        </draw:line>
        <draw:line draw:style-name="gr12" draw:text-style-name="P2" draw:layer="layout" svg:x1="14.1cm" svg:y1="8.85cm" svg:x2="14.1cm" svg:y2="17.3cm">
          <text:p/>
        </draw:line>
        <draw:line draw:style-name="gr24" draw:text-style-name="P5" draw:layer="layout" svg:x1="15.25cm" svg:y1="11.3cm" svg:x2="16.6cm" svg:y2="11.3cm">
          <text:p/>
        </draw:line>
        <draw:line draw:style-name="gr28" draw:text-style-name="P4" draw:layer="layout" svg:x1="15.341cm" svg:y1="12.65cm" svg:x2="16.591cm" svg:y2="12.65cm">
          <text:p text:style-name="P3"><text:span text:style-name="T2">2</text:span></text:p>
        </draw:line>
        <draw:line draw:style-name="gr24" draw:text-style-name="P5" draw:layer="layout" svg:x1="15.25cm" svg:y1="13.7cm" svg:x2="16.6cm" svg:y2="13.7cm">
          <text:p/>
        </draw:line>
        <draw:line draw:style-name="gr24" draw:text-style-name="P5" draw:layer="layout" svg:x1="15.25cm" svg:y1="14.2cm" svg:x2="16.6cm" svg:y2="14.2cm">
          <text:p/>
        </draw:line>
        <draw:line draw:style-name="gr24" draw:text-style-name="P5" draw:layer="layout" svg:x1="25.35cm" svg:y1="5.6cm" svg:x2="27.35cm" svg:y2="5.6cm">
          <text:p/>
        </draw:line>
        <draw:line draw:style-name="gr24" draw:text-style-name="P5" draw:layer="layout" svg:x1="25.35cm" svg:y1="6.2cm" svg:x2="27.35cm" svg:y2="6.2cm">
          <text:p/>
        </draw:line>
        <draw:line draw:style-name="gr24" draw:text-style-name="P5" draw:layer="layout" svg:x1="6.7cm" svg:y1="3.3cm" svg:x2="9.8cm" svg:y2="3.3cm">
          <text:p/>
        </draw:line>
        <draw:line draw:style-name="gr12" draw:text-style-name="P5" draw:layer="layout" svg:x1="8.85cm" svg:y1="4.65cm" svg:x2="8.85cm" svg:y2="7.1cm">
          <text:p/>
        </draw:line>
        <draw:custom-shape draw:style-name="gr41" draw:text-style-name="P8" draw:layer="layout" svg:width="5.25cm" svg:height="1.7cm" svg:x="21.95cm" svg:y="16.95cm">
          <text:p text:style-name="P3"><text:span text:style-name="T4">Opus 1</text:span></text:p>
          <text:p text:style-name="P3"><text:span text:style-name="T5">270 patterns</text:span></text:p>
          <text:p text:style-name="P3"><text:span text:style-name="T5">72 groups</text:span></text:p>
          <text:p text:style-name="P3"><text:span text:style-name="T4">Heidelein 2018</text:span></text:p>
          <draw:enhanced-geometry svg:viewBox="0 0 21600 21600" draw:type="rectangle" draw:enhanced-path="M 0 0 L 21600 0 21600 21600 0 21600 0 0 Z N"/>
        </draw:custom-shape>
        <draw:custom-shape draw:style-name="gr42" draw:text-style-name="P9" draw:layer="layout" svg:width="5.75cm" svg:height="2.8cm" svg:x="1.45cm" svg:y="16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0" draw:layer="layout" svg:width="1.65cm" svg:height="0.35cm" svg:x="2.75cm" svg:y="16.85cm">
          <text:p/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2.841cm" svg:y1="17.65cm" svg:x2="4.3cm" svg:y2="17.65cm">
          <text:p/>
        </draw:line>
        <draw:frame draw:style-name="gr44" draw:text-style-name="P11" draw:layer="layout" svg:width="2.191cm" svg:height="0.607cm" svg:x="4.459cm" svg:y="17.393cm">
          <draw:text-box>
            <text:p><text:span text:style-name="T6">Critical path</text:span></text:p>
          </draw:text-box>
        </draw:frame>
        <draw:frame draw:style-name="gr45" draw:text-style-name="P12" draw:layer="layout" svg:width="2.28cm" svg:height="0.607cm" svg:x="4.476cm" svg:y="16.788cm">
          <draw:text-box>
            <text:p><text:span text:style-name="T7">Sounds tank</text:span></text:p>
          </draw:text-box>
        </draw:frame>
        <draw:line draw:style-name="gr24" draw:text-style-name="P2" draw:layer="layout" svg:x1="2.75cm" svg:y1="18.3cm" svg:x2="4.35cm" svg:y2="18.3cm">
          <text:p/>
        </draw:line>
        <draw:frame draw:style-name="gr45" draw:text-style-name="P12" draw:layer="layout" svg:width="2.28cm" svg:height="0.607cm" svg:x="4.476cm" svg:y="17.889cm">
          <draw:text-box>
            <text:p><text:span text:style-name="T7">Active group</text:span></text:p>
          </draw:text-box>
        </draw:frame>
        <draw:line draw:style-name="gr46" draw:text-style-name="P13" draw:layer="layout" svg:x1="2.75cm" svg:y1="18.8cm" svg:x2="4.541cm" svg:y2="18.8cm">
          <text:p/>
        </draw:line>
        <draw:frame draw:style-name="gr47" draw:text-style-name="P12" draw:layer="layout" svg:width="2.674cm" svg:height="0.607cm" svg:x="4.476cm" svg:y="18.49cm">
          <draw:text-box>
            <text:p><text:span text:style-name="T7">Time constraint</text:span></text:p>
          </draw:text-box>
        </draw:frame>
        <draw:custom-shape draw:style-name="gr48" draw:text-style-name="P14" draw:layer="layout" svg:width="0.2cm" svg:height="1.25cm" svg:x="8cm" svg:y="3.6cm">
          <text:p text:style-name="P3"><text:span text:style-name="T8">and</text:span></text:p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48" draw:text-style-name="P14" draw:layer="layout" svg:width="0.2cm" svg:height="1.25cm" svg:x="8.97cm" svg:y="5.101cm">
          <text:p text:style-name="P3"><text:span text:style-name="T8">and</text:span></text:p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49" draw:text-style-name="P15" draw:layer="layout" svg:width="0.23cm" svg:height="3.3cm" svg:x="27.47cm" svg:y="4.15cm">
          <text:p text:style-name="P3"><text:span text:style-name="T4">and</text:span></text:p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26" draw:text-style-name="P2" draw:layer="layout" svg:x1="25.45cm" svg:y1="6.65cm" svg:x2="27.3cm" svg:y2="6.65cm">
          <text:p/>
        </draw:line>
        <draw:line draw:style-name="gr26" draw:text-style-name="P2" draw:layer="layout" svg:x1="25.441cm" svg:y1="7.15cm" svg:x2="27.291cm" svg:y2="7.15cm">
          <text:p/>
        </draw:line>
        <draw:line draw:style-name="gr26" draw:text-style-name="P5" draw:layer="layout" svg:x1="6.741cm" svg:y1="4.2cm" svg:x2="7.841cm" svg:y2="4.2cm">
          <text:p/>
        </draw:line>
        <draw:line draw:style-name="gr26" draw:text-style-name="P5" draw:layer="layout" svg:x1="6.732cm" svg:y1="4.7cm" svg:x2="7.832cm" svg:y2="4.7cm">
          <text:p/>
        </draw:line>
        <draw:line draw:style-name="gr26" draw:text-style-name="P5" draw:layer="layout" svg:x1="7.891cm" svg:y1="5.75cm" svg:x2="8.791cm" svg:y2="5.75cm">
          <text:p/>
        </draw:line>
        <draw:line draw:style-name="gr26" draw:text-style-name="P5" draw:layer="layout" svg:x1="7.882cm" svg:y1="6.25cm" svg:x2="8.782cm" svg:y2="6.25cm">
          <text:p/>
        </draw:line>
        <draw:custom-shape draw:style-name="gr50" draw:text-style-name="P14" draw:layer="layout" svg:width="0.2cm" svg:height="0.798cm" svg:x="9.9cm" svg:y="6.65cm">
          <text:p text:style-name="P3"><text:span text:style-name="T8">or</text:span></text:p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24" draw:text-style-name="P5" draw:layer="layout" svg:x1="13.15cm" svg:y1="12.7cm" svg:x2="14.1cm" svg:y2="12.7cm">
          <text:p/>
        </draw:line>
        <draw:line draw:style-name="gr22" draw:text-style-name="P7" draw:layer="layout" svg:x1="5.241cm" svg:y1="7.3cm" svg:x2="7.7cm" svg:y2="7.3cm">
          <text:p text:style-name="P3"><text:span text:style-name="T3">20</text:span></text:p>
        </draw:line>
        <draw:line draw:style-name="gr40" draw:text-style-name="P2" draw:layer="layout" svg:x1="0.167cm" svg:y1="13.487cm" svg:x2="29.667cm" svg:y2="13.48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4T10:36:24.015000000</meta:creation-date>
    <dc:date>2019-09-18T14:25:02.491000000</dc:date>
    <meta:editing-duration>PT2H21M56S</meta:editing-duration>
    <meta:editing-cycles>34</meta:editing-cycles>
    <meta:generator>LibreOffice/6.0.6.2$Windows_X86_64 LibreOffice_project/0c292870b25a325b5ed35f6b45599d2ea4458e77</meta:generator>
    <meta:print-date>2018-12-14T15:15:09.809000000</meta:print-date>
    <meta:document-statistic meta:object-count="135"/>
  </office:meta>
</office:document-meta>
</file>